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list-style-name="L1">
      <style:text-properties fo:font-size="11pt" style:font-size-asian="11pt" style:font-size-complex="11pt"/>
    </style:style>
    <style:style style:name="P6" style:family="paragraph" style:parent-style-name="Standard" style:list-style-name="L2">
      <style:text-properties fo:font-size="11pt" style:font-size-asian="11pt" style:font-size-complex="11pt"/>
    </style:style>
    <style:style style:name="P7" style:family="paragraph" style:parent-style-name="Standard" style:list-style-name="L3">
      <style:text-properties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p PHP Framework Documentation</text:p>
      <text:p text:style-name="Standard"/>
      <text:p text:style-name="P3">Overview</text:p>
      <text:p text:style-name="Standard"/>
      <text:p text:style-name="P2">The Pop PHP Framework is an object-oriented PHP framework with an easy-to-use API that will allow you to utilize a wide range of functionality. You can use it as a toolbox to assist with quickly writing basic scripts, or you can use it as a full-fledged framework to customize and build large-scale, robust applications. At the core of the framework is a group of components, of which, some can be used independently and some can be used in tandem to leverage the full power of the framework and PHP.</text:p>
      <text:p text:style-name="P2"/>
      <text:p text:style-name="P3">QuickStart</text:p>
      <text:p text:style-name="P2"/>
      <text:p text:style-name="P2">There are two ways that you can get up and running with the Pop PHP Framework.</text:p>
      <text:p text:style-name="P2"/>
      <text:p text:style-name="P2">If you're just looking to write some quick scripts, you can simply drop the source folder into your working project folder, reference the 'bootstrap.php' accordingly in a script and start writing code. You'll find references and examples all throughout this documentation that will explain the different components and how you can use them.</text:p>
      <text:p text:style-name="P2"/>
      <text:p text:style-name="P2">If you're looking to build a larger-scale application, you can use the power of the CLI component to create the project's base foundation, or “scaffolding.” This way, you can start writing project code quickly and not have to burdened with getting everything up and running. All you have to do is define your project in single install configuration file, run the Pop CLI command using that file and - voila! - Pop does all the dirty work for you and you can get to writing code faster. Review the documentation on the CLI component to further explore how to take advantage of this robust component.</text:p>
      <text:p text:style-name="P2"/>
      <text:p text:style-name="P3">The Mvc Component</text:p>
      <text:p text:style-name="P3"/>
      <text:p text:style-name="P2">The MVC component is available and especially useful when building a large-scale application. MVC stands for Model-View-Controller and is a design pattern that facilitates a well-organized separation of concerns. It allows your presentation, business logic and data access to all be kept separately.</text:p>
      <text:p text:style-name="P2"/>
      <text:p text:style-name="P2">The controller receives input (i.e. a web request) from the user and based on that input, communicates that with the model. The model can then process the request to determine what data or response is needed. At that point, the model and view communicate so that the view can build the presentation, or “view,” based on the data obtained from the model. Then, the controller will communicate with the view to display the appropriate output to the user.</text:p>
      <text:p text:style-name="P2"/>
      <text:p text:style-name="P2">One extra piece of the MVC component that is available with the Pop PHP Framework is a router. The router is simply an additional layer on top that does exactly what its name suggests – it routes different types of user requests to their corresponding controllers. In other words, it provides an easy way to manage multiple user paths and controllers.</text:p>
      <text:p text:style-name="P2"/>
      <text:p text:style-name="P2">Often times, it can be difficult to grasp the MVC design pattern until you actually start using it. Once you do though, you'll immediately see the benefit of having everything separated out in easy-to-manage concepts with very little, if any, overlap. Your controller handles the delegation of requests, your model handles the business logic and your view determines how to display the output to the user. By far, this pattern trumps the olden days of cramming everything into a single script or various scripts that are included all over the place creating a big mess. Just try it and you will see!</text:p>
      <text:p text:style-name="P2"/>
      <text:p text:style-name="P2"/>
      <text:p text:style-name="P3"><text:soft-page-break/>The Db &amp; Record Components</text:p>
      <text:p text:style-name="P2"/>
      <text:p text:style-name="P2">The Db and Record components are two components that have a potential to be used quite a bit in any application. Obviously, the Db component provides direct access to query a database. The supported adapters include native MySQL, MySQLi, PgSQL, Sqlite and PDO. They serve to normalize database access across different environments so that you don't have to worry as much about re-tooling an application to work with a different type of database in a different environment.</text:p>
      <text:p text:style-name="P2"/>
      <text:p text:style-name="P2">The Record component is a powerful component that provides standardized access to data within a database, specifically the database tables and individual records within the tables. The record component is really a hybrid of the Active Record and Table Data Gateway patterns. It can provide access to a single row or record like an Active Record pattern would, or multiple rows at one time, like a Table Data Gateway would. With the Pop PHP Framework, the most common approach is to write a child class that extends the Record class that represents a table in the database. The name of the child class should be the name of the table. By simply creating</text:p>
      <text:p text:style-name="P2"/>
      <text:p text:style-name="P2">use Pop\Record\Record;</text:p>
      <text:p text:style-name="P2"/>
      <text:p text:style-name="P2">class Users extends Record { }</text:p>
      <text:p text:style-name="P2"/>
      <text:p text:style-name="P2">you create a class that has all of the functionality of the Record component built in and the class knows the name of the database table to query from the class name. For example, <text:s/>'Users' translates into `users` or 'DbUsers' translates into `db_users` (CamelCase is automatically converted into underscore_lower_case.) From there, you can fine-tune the child class that represents the table with various class properties such as:</text:p>
      <text:p text:style-name="P2"/>
      <text:p text:style-name="P2">// Table prefix, if applicable</text:p>
      <text:p text:style-name="P2">protected $prefix = null; </text:p>
      <text:p text:style-name="P2"/>
      <text:p text:style-name="P2">// Primary ID, if applicable, defaults to 'id'</text:p>
      <text:p text:style-name="P2">protected $primaryId = 'id'; </text:p>
      <text:p text:style-name="P2"/>
      <text:p text:style-name="P2">// Whether the table is autoincrementing or not</text:p>
      <text:p text:style-name="P2">protected $auto = true; </text:p>
      <text:p text:style-name="P2"/>
      <text:p text:style-name="P2">// Whether to use prepared statements or not, defaults to true</text:p>
      <text:p text:style-name="P2">protected $usePrepared = true; </text:p>
      <text:p text:style-name="Standard"/>
      <text:p text:style-name="P3">Archive</text:p>
      <text:p text:style-name="Standard"/>
      <text:p text:style-name="P2">The Archive component is designed to normalize the creation and manipulation of common archive files through a single API. Archive types that are supported are:</text:p>
      <text:p text:style-name="P2"/>
      <text:list xml:id="list1913819685" text:style-name="L1">
        <text:list-item>
          <text:p text:style-name="P5">tar</text:p>
        </text:list-item>
        <text:list-item>
          <text:p text:style-name="P5">tar.gz</text:p>
        </text:list-item>
        <text:list-item>
          <text:p text:style-name="P5">tar.bz2</text:p>
        </text:list-item>
        <text:list-item>
          <text:p text:style-name="P5">zip</text:p>
        </text:list-item>
        <text:list-item>
          <text:p text:style-name="P5">phar</text:p>
        </text:list-item>
        <text:list-item>
          <text:p text:style-name="P5">rar</text:p>
        </text:list-item>
      </text:list>
      <text:p text:style-name="P2"/>
      <text:p text:style-name="P3">Auth</text:p>
      <text:p text:style-name="Standard"/>
      <text:p text:style-name="P2">The Auth component facilitates authentication and authorization of users based on a basic set of credentials and defined roles. The authentication aspect handles authenticating a user to determine whether or not that user is <text:soft-page-break/>allowed at all. The authorization aspect handles determining whether or not the authenticated user has enough access to be allowed within a certain area. Roles can easily be defined and evaluated to determine a user's level of access. The Auth component can easily tie into a database table or a file on disk to retrieve user credentials and information.</text:p>
      <text:p text:style-name="P3"/>
      <text:p text:style-name="P3">Cache</text:p>
      <text:p text:style-name="Standard"/>
      <text:p text:style-name="P2">The Cache component allows for the easy storage of persistent data via three methods:</text:p>
      <text:p text:style-name="P2"/>
      <text:list xml:id="list2122473457" text:style-name="L2">
        <text:list-item>
          <text:p text:style-name="P6">a file on disk</text:p>
        </text:list-item>
        <text:list-item>
          <text:p text:style-name="P6">a sqlite database</text:p>
        </text:list-item>
        <text:list-item>
          <text:p text:style-name="P6">memcache</text:p>
        </text:list-item>
      </text:list>
      <text:p text:style-name="P2"/>
      <text:p text:style-name="P2">The goal of the Cache component is to speed up access to data that is more static and does not change often. By storing it in one of the methods listed above, access speed can be increased because a more expensive process call can be avoided, such as accessing a large database or an external web address to retrieve data.</text:p>
      <text:p text:style-name="P3"/>
      <text:p text:style-name="P3">Cli</text:p>
      <text:p text:style-name="Standard"/>
      <text:p text:style-name="P2">The Cli component is a very useful component that allows you perform some helpful tasks:</text:p>
      <text:p text:style-name="P2"/>
      <text:list xml:id="list1595357384" text:style-name="L3">
        <text:list-item>
          <text:p text:style-name="P7">evaluate the current environment for required dependencies</text:p>
        </text:list-item>
        <text:list-item>
          <text:p text:style-name="P7">install a project from a project installation/configuration file</text:p>
        </text:list-item>
        <text:list-item>
          <text:p text:style-name="P7">set the default language of an application</text:p>
        </text:list-item>
        <text:list-item>
          <text:p text:style-name="P7">create a class map</text:p>
        </text:list-item>
        <text:list-item>
          <text:p text:style-name="P7">reconfigure a project that has been moved</text:p>
        </text:list-item>
        <text:list-item>
          <text:p text:style-name="P7">check the current version against the latest available version</text:p>
        </text:list-item>
      </text:list>
      <text:p text:style-name="P3"/>
      <text:p text:style-name="P3">Code</text:p>
      <text:p text:style-name="Standard"/>
      <text:p text:style-name="P2">Overview goes here.</text:p>
      <text:p text:style-name="P3"/>
      <text:p text:style-name="P3">Color</text:p>
      <text:p text:style-name="Standard"/>
      <text:p text:style-name="P2">Overview goes here.</text:p>
      <text:p text:style-name="P3"/>
      <text:p text:style-name="P3">Compress</text:p>
      <text:p text:style-name="Standard"/>
      <text:p text:style-name="P2">Overview goes here.</text:p>
      <text:p text:style-name="P3"/>
      <text:p text:style-name="P3">Config</text:p>
      <text:p text:style-name="Standard"/>
      <text:p text:style-name="P2">Overview goes here.</text:p>
      <text:p text:style-name="P3"/>
      <text:p text:style-name="P3">Curl</text:p>
      <text:p text:style-name="Standard"/>
      <text:p text:style-name="P2">Overview goes here.</text:p>
      <text:p text:style-name="P3"/>
      <text:p text:style-name="P3"><text:soft-page-break/>Data</text:p>
      <text:p text:style-name="Standard"/>
      <text:p text:style-name="P2">Overview goes here.</text:p>
      <text:p text:style-name="P3"/>
      <text:p text:style-name="P3">Db</text:p>
      <text:p text:style-name="Standard"/>
      <text:p text:style-name="P2">Overview goes here.</text:p>
      <text:p text:style-name="P3"/>
      <text:p text:style-name="P3">Dir</text:p>
      <text:p text:style-name="Standard"/>
      <text:p text:style-name="P2">Overview goes here.</text:p>
      <text:p text:style-name="P3"/>
      <text:p text:style-name="P3">Dom</text:p>
      <text:p text:style-name="Standard"/>
      <text:p text:style-name="P2">Overview goes here.</text:p>
      <text:p text:style-name="P3"/>
      <text:p text:style-name="P3">Feed</text:p>
      <text:p text:style-name="Standard"/>
      <text:p text:style-name="P2">Overview goes here.</text:p>
      <text:p text:style-name="P3"/>
      <text:p text:style-name="P3">File</text:p>
      <text:p text:style-name="Standard"/>
      <text:p text:style-name="P2">Overview goes here.</text:p>
      <text:p text:style-name="P3"/>
      <text:p text:style-name="P3">Filter</text:p>
      <text:p text:style-name="Standard"/>
      <text:p text:style-name="P2">Overview goes here.</text:p>
      <text:p text:style-name="P3"/>
      <text:p text:style-name="P3">Font</text:p>
      <text:p text:style-name="Standard"/>
      <text:p text:style-name="P2">Overview goes here.</text:p>
      <text:p text:style-name="P3"/>
      <text:p text:style-name="P3">Form</text:p>
      <text:p text:style-name="Standard"/>
      <text:p text:style-name="P2">Overview goes here.</text:p>
      <text:p text:style-name="P3"/>
      <text:p text:style-name="P3">Ftp</text:p>
      <text:p text:style-name="Standard"/>
      <text:p text:style-name="P2">Overview goes here.</text:p>
      <text:p text:style-name="P3"/>
      <text:p text:style-name="P3">Geo</text:p>
      <text:p text:style-name="Standard"/>
      <text:p text:style-name="P2">Overview goes here.</text:p>
      <text:p text:style-name="P3"/>
      <text:p text:style-name="P3">Graph</text:p>
      <text:p text:style-name="Standard"/>
      <text:p text:style-name="P2"><text:soft-page-break/>Overview goes here.</text:p>
      <text:p text:style-name="P3"/>
      <text:p text:style-name="P3">Http</text:p>
      <text:p text:style-name="Standard"/>
      <text:p text:style-name="P2">Overview goes here.</text:p>
      <text:p text:style-name="P3"/>
      <text:p text:style-name="P3">Image</text:p>
      <text:p text:style-name="Standard"/>
      <text:p text:style-name="P2">Overview goes here.</text:p>
      <text:p text:style-name="P3"/>
      <text:p text:style-name="P3">Loader</text:p>
      <text:p text:style-name="Standard"/>
      <text:p text:style-name="P2">Overview goes here.</text:p>
      <text:p text:style-name="P3"/>
      <text:p text:style-name="P3">Locale</text:p>
      <text:p text:style-name="Standard"/>
      <text:p text:style-name="P2">Overview goes here.</text:p>
      <text:p text:style-name="P3"/>
      <text:p text:style-name="P3">Mail</text:p>
      <text:p text:style-name="Standard"/>
      <text:p text:style-name="P2">Overview goes here.</text:p>
      <text:p text:style-name="P3"/>
      <text:p text:style-name="P3">Mvc</text:p>
      <text:p text:style-name="Standard"/>
      <text:p text:style-name="P2">Overview goes here.</text:p>
      <text:p text:style-name="P3"/>
      <text:p text:style-name="P3">Paginator</text:p>
      <text:p text:style-name="Standard"/>
      <text:p text:style-name="P2">Overview goes here.</text:p>
      <text:p text:style-name="P3"/>
      <text:p text:style-name="P3">Payment</text:p>
      <text:p text:style-name="Standard"/>
      <text:p text:style-name="P2">Overview goes here.</text:p>
      <text:p text:style-name="P3"/>
      <text:p text:style-name="P3">Pdf</text:p>
      <text:p text:style-name="Standard"/>
      <text:p text:style-name="P2">Overview goes here.</text:p>
      <text:p text:style-name="P3"/>
      <text:p text:style-name="P3">Project</text:p>
      <text:p text:style-name="Standard"/>
      <text:p text:style-name="P2">Overview goes here.</text:p>
      <text:p text:style-name="P3"/>
      <text:p text:style-name="P3">Record</text:p>
      <text:p text:style-name="Standard"/>
      <text:p text:style-name="P2">Overview goes here.</text:p>
      <text:p text:style-name="P3"/>
      <text:p text:style-name="P3"><text:soft-page-break/>Validator</text:p>
      <text:p text:style-name="Standard"/>
      <text:p text:style-name="P2">Overview goes here.</text:p>
      <text:p text:style-name="P3"/>
      <text:p text:style-name="P3">Version</text:p>
      <text:p text:style-name="Standard"/>
      <text:p text:style-name="P2">Overview goes here.</text:p>
      <text:p text:style-name="P3"/>
      <text:p text:style-name="P3">Web</text:p>
      <text:p text:style-name="Standard"/>
      <text:p text:style-name="P2">Overview goes here.</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k Sagona</meta:initial-creator>
    <meta:creation-date>2012-03-02T15:45:54</meta:creation-date>
    <dc:date>2012-03-02T22:55:59</dc:date>
    <dc:creator>Nick Sagona</dc:creator>
    <meta:editing-duration>PT2H35M7S</meta:editing-duration>
    <meta:editing-cycles>18</meta:editing-cycles>
    <meta:generator>LibreOffice/3.4$Linux LibreOffice_project/340m1$Build-402</meta:generator>
    <meta:document-statistic meta:table-count="0" meta:image-count="0" meta:object-count="0" meta:page-count="6" meta:paragraph-count="112" meta:word-count="1280" meta:character-count="7568" meta:non-whitespace-character-count="6410"/>
  </office:meta>
</office:document-meta>
</file>